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</office:font-face-decls>
  <office:automatic-styles>
    <style:style style:name="P1" style:parent-style-name="Título1" style:master-page-name="MP0" style:family="paragraph">
      <style:paragraph-properties fo:break-before="page"/>
      <style:text-properties style:font-name-asian="Calibri Light" style:font-name-complex="Calibri Light" fo:font-weight="bold" style:font-weight-asian="bold" style:font-weight-complex="bold" fo:color="#00000A" fo:font-size="20pt" style:font-size-asian="20pt" style:font-size-complex="20pt"/>
    </style:style>
    <style:style style:name="P2" style:parent-style-name="Standard" style:family="paragraph">
      <style:paragraph-properties fo:margin-top="0.1666in"/>
      <style:text-properties style:font-name="Calibri Light" style:font-name-asian="Calibri" style:font-name-complex="Calibri Light" fo:font-weight="bold" style:font-weight-asian="bold" style:font-weight-complex="bold" fo:color="#000000" fo:font-size="16pt" style:font-size-asian="16pt" style:font-size-complex="16pt"/>
    </style:style>
    <style:style style:name="P3" style:parent-style-name="Standard" style:family="paragraph">
      <style:paragraph-properties fo:margin-top="0.1666in" fo:margin-left="0.1729in">
        <style:tab-stops/>
      </style:paragraph-properties>
    </style:style>
    <style:style style:name="T4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5" style:parent-style-name="Fuentedepárrafopredeter." style:family="text">
      <style:text-properties style:font-name-asian="Calibri" style:font-name-complex="Calibri" fo:color="#000000"/>
    </style:style>
    <style:style style:name="P6" style:parent-style-name="Standard" style:family="paragraph">
      <style:paragraph-properties fo:margin-top="0.1666in" fo:margin-left="0.1729in">
        <style:tab-stops/>
      </style:paragraph-properties>
    </style:style>
    <style:style style:name="T7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8" style:parent-style-name="Fuentedepárrafopredeter." style:family="text">
      <style:text-properties style:font-name-asian="Calibri" style:font-name-complex="Calibri" fo:color="#000000"/>
    </style:style>
    <style:style style:name="T9" style:parent-style-name="Fuentedepárrafopredeter." style:family="text">
      <style:text-properties style:font-name-asian="Calibri" style:font-name-complex="Calibri" fo:color="#000000"/>
    </style:style>
    <style:style style:name="P10" style:parent-style-name="Standard" style:family="paragraph">
      <style:paragraph-properties fo:margin-top="0.1666in" fo:margin-left="0.1729in">
        <style:tab-stops/>
      </style:paragraph-properties>
    </style:style>
    <style:style style:name="T11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12" style:parent-style-name="Fuentedepárrafopredeter." style:family="text">
      <style:text-properties style:font-name-asian="Calibri" style:font-name-complex="Calibri" fo:color="#000000"/>
    </style:style>
    <style:style style:name="P13" style:parent-style-name="Standard" style:family="paragraph">
      <style:paragraph-properties fo:margin-top="0.1666in"/>
      <style:text-properties style:font-name-asian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margin-top="0.1666in"/>
      <style:text-properties style:font-name="Calibri Light" style:font-name-asian="Calibri" style:font-name-complex="Calibri Light" fo:font-weight="bold" style:font-weight-asian="bold" style:font-weight-complex="bold" fo:color="#000000" fo:font-size="16pt" style:font-size-asian="16pt" style:font-size-complex="16pt"/>
    </style:style>
    <style:style style:name="P15" style:parent-style-name="Standard" style:family="paragraph">
      <style:paragraph-properties fo:margin-top="0.1666in"/>
    </style:style>
    <style:style style:name="T16" style:parent-style-name="Fuentedepárrafopredeter." style:family="text">
      <style:text-properties style:font-name-asian="Calibri" style:font-name-complex="Calibri" fo:color="#000000"/>
    </style:style>
    <style:style style:name="T17" style:parent-style-name="Fuentedepárrafopredeter." style:family="text">
      <style:text-properties style:font-name-asian="Calibri" style:font-name-complex="Calibri" fo:font-style="italic" style:font-style-asian="italic" style:font-style-complex="italic" fo:color="#000000"/>
    </style:style>
    <style:style style:name="T18" style:parent-style-name="Fuentedepárrafopredeter." style:family="text">
      <style:text-properties style:font-name-asian="Calibri" style:font-name-complex="Calibri" fo:font-style="italic" style:font-style-asian="italic" style:font-style-complex="italic" fo:color="#000000"/>
    </style:style>
    <style:style style:name="P19" style:parent-style-name="Standard" style:family="paragraph">
      <style:paragraph-properties fo:margin-top="0.1666in"/>
      <style:text-properties style:font-name-asian="Calibri" style:font-name-complex="Calibri" fo:color="#000000"/>
    </style:style>
    <style:style style:name="P20" style:parent-style-name="Título2" style:family="paragraph">
      <style:text-properties style:font-name-asian="Calibri Light" style:font-name-complex="Calibri Light" fo:font-weight="bold" style:font-weight-asian="bold" style:font-weight-complex="bold" fo:color="#00000A" fo:font-size="16pt" style:font-size-asian="16pt" style:font-size-complex="16pt"/>
    </style:style>
    <style:style style:name="P21" style:parent-style-name="Título1" style:family="paragraph">
      <style:paragraph-properties fo:margin-bottom="0.1111in"/>
      <style:text-properties style:font-name-asian="Calibri Light" style:font-name-complex="Calibri Light" fo:font-size="14pt" style:font-size-asian="14pt" style:font-size-complex="14pt"/>
    </style:style>
    <style:style style:name="P22" style:parent-style-name="Textbody" style:family="paragraph">
      <style:paragraph-properties fo:margin-bottom="0.1666in"/>
    </style:style>
    <style:style style:name="P23" style:parent-style-name="Textbody" style:family="paragraph">
      <style:paragraph-properties fo:margin-bottom="0.1666in"/>
    </style:style>
    <style:style style:name="P24" style:parent-style-name="Textbody" style:family="paragraph">
      <style:paragraph-properties fo:margin-bottom="0.1666in"/>
    </style:style>
    <style:style style:name="P25" style:parent-style-name="Título1" style:family="paragraph">
      <style:paragraph-properties fo:margin-bottom="0.0416in"/>
      <style:text-properties style:font-name-asian="Calibri Light" style:font-name-complex="Calibri Light" fo:font-size="14pt" style:font-size-asian="14pt" style:font-size-complex="14pt"/>
    </style:style>
    <style:style style:name="P26" style:parent-style-name="Standard" style:family="paragraph">
      <style:paragraph-properties fo:margin-top="0.1666in"/>
    </style:style>
    <style:style style:name="T27" style:parent-style-name="Fuentedepárrafopredeter." style:family="text">
      <style:text-properties style:font-name-asian="Calibri" style:font-name-complex="Calibri" fo:color="#000000"/>
    </style:style>
    <style:style style:name="T28" style:parent-style-name="Fuentedepárrafopredeter." style:family="text">
      <style:text-properties style:font-name-asian="Calibri" style:font-name-complex="Calibri" fo:color="#000000"/>
    </style:style>
    <style:style style:name="T29" style:parent-style-name="Fuentedepárrafopredeter." style:family="text">
      <style:text-properties style:font-name-asian="Calibri" style:font-name-complex="Calibri" fo:color="#000000"/>
    </style:style>
    <style:style style:name="P30" style:parent-style-name="Standard" style:family="paragraph">
      <style:paragraph-properties fo:margin-top="0.1666in"/>
    </style:style>
    <style:style style:name="T31" style:parent-style-name="Fuentedepárrafopredeter." style:family="text">
      <style:text-properties style:font-name-asian="Calibri" style:font-name-complex="Calibri" fo:color="#000000"/>
    </style:style>
    <style:style style:name="T32" style:parent-style-name="Fuentedepárrafopredeter." style:family="text">
      <style:text-properties style:font-name-asian="Calibri" style:font-name-complex="Calibri" fo:color="#000000"/>
    </style:style>
    <style:style style:name="T33" style:parent-style-name="Fuentedepárrafopredeter." style:family="text">
      <style:text-properties style:font-name-asian="Calibri" style:font-name-complex="Calibri" fo:color="#000000"/>
    </style:style>
    <style:style style:name="P34" style:parent-style-name="Standard" style:family="paragraph">
      <style:paragraph-properties fo:margin-top="0.1666in"/>
      <style:text-properties style:font-name-asian="Calibri" style:font-name-complex="Calibri" fo:color="#000000"/>
    </style:style>
    <style:style style:name="P35" style:parent-style-name="Título1" style:family="paragraph">
      <style:paragraph-properties fo:margin-bottom="0.0416in"/>
      <style:text-properties style:font-name-asian="Calibri Light" style:font-name-complex="Calibri Light" fo:font-size="14pt" style:font-size-asian="14pt" style:font-size-complex="14pt"/>
    </style:style>
    <style:style style:name="P36" style:parent-style-name="Standard" style:family="paragraph">
      <style:paragraph-properties fo:margin-top="0.1666in"/>
    </style:style>
    <style:style style:name="T37" style:parent-style-name="Fuentedepárrafopredeter." style:family="text">
      <style:text-properties style:font-name-asian="Calibri" style:font-name-complex="Calibri" fo:color="#000000"/>
    </style:style>
    <style:style style:name="T38" style:parent-style-name="Fuentedepárrafopredeter." style:family="text">
      <style:text-properties style:font-name-asian="Calibri" style:font-name-complex="Calibri" fo:color="#000000"/>
    </style:style>
    <style:style style:name="T39" style:parent-style-name="Fuentedepárrafopredeter." style:family="text">
      <style:text-properties style:font-name-asian="Calibri" style:font-name-complex="Calibri" fo:font-style="italic" style:font-style-asian="italic" style:font-style-complex="italic" fo:color="#000000"/>
    </style:style>
    <style:style style:name="T40" style:parent-style-name="Fuentedepárrafopredeter." style:family="text">
      <style:text-properties style:font-name-asian="Calibri" style:font-name-complex="Calibri" fo:color="#000000"/>
    </style:style>
    <style:style style:name="T41" style:parent-style-name="Fuentedepárrafopredeter." style:family="text">
      <style:text-properties style:font-name-asian="Calibri" style:font-name-complex="Calibri" fo:color="#000000"/>
    </style:style>
  </office:automatic-styles>
  <office:body>
    <office:text text:use-soft-page-breaks="true">
      <text:h text:style-name="P1" text:outline-level="1">No Permitir Caracteres Extraños: Informe de Pruebas</text:h>
      <text:p text:style-name="Textbody"/>
      <text:p text:style-name="P2">AUTORES</text:p>
      <text:p text:style-name="P3"><text:span text:style-name="T4">-Redacción de los resultados de las pruebas de interfaz:<text:s/></text:span><text:span text:style-name="T5">Roberto Matas y Eduardo Barañano</text:span></text:p>
      <text:p text:style-name="P6"><text:span text:style-name="T7">-Redacción de los resultados de las pruebas de aceptación:<text:s/></text:span><text:span text:style-name="T8">Roberto Matas y<text:s/></text:span><text:span text:style-name="T9">Eduardo Barañano</text:span></text:p>
      <text:p text:style-name="P10"><text:span text:style-name="T11">-Redacción de los resultados de las pruebas unitarias:<text:s/></text:span><text:span text:style-name="T12">Víctor Pérez y Daniel Llovio</text:span></text:p>
      <text:p text:style-name="P13"/>
      <text:p text:style-name="P14">INTRODUCCIÓN</text:p>
      <text:p text:style-name="P15"><text:span text:style-name="T16">Mediante el presente documento se recogerán los distintos resultados obtenidos a lo largo de la ejecución de las pruebas definidas en el plan de pruebas correspondiente al ticket de mantenimiento<text:s/></text:span><text:span text:style-name="T17">No permitir caracteres extrañ</text:span><text:span text:style-name="T18">os en el modelo y marca de los vehículos.</text:span></text:p>
      <text:p text:style-name="P19"/>
      <text:h text:style-name="P20" text:outline-level="2">Resultados de las pruebas</text:h>
      <text:h text:style-name="P21" text:outline-level="1">Pruebas Unitarias</text:h>
      <text:p text:style-name="P22">Las pruebas unitarias referentes al ticket se han añadido a las especificaciones en la clase PresenterVehiculosTest.</text:p>
      <text:p text:style-name="P23">Se han tenido que modificar algunas matriculas debido a que fallaban los test tras integrar con la rama NoPermitirVocales. Tras realizar estos cambios en algunas variables, se pudieron completar las pruebas y ejecutarlos.</text:p>
      <text:p text:style-name="P24">Tras la realización de la implementación, la ejecución de las pruebas no dio ningún fallo.</text:p>
      <text:h text:style-name="P25" text:outline-level="1">Pruebas de Interfaz</text:h>
      <text:p text:style-name="P26"><text:span text:style-name="T27">L</text:span><text:span text:style-name="T28">as pruebas de interfaz referentes al ticket se han añadido a las especificadas en la clase<text:s/></text:span><text:span text:style-name="T29">AnhadirVehiculoUITest.</text:span></text:p>
      <text:p text:style-name="P30"><text:span text:style-name="T31">Fue necesario traer antes de la<text:s/></text:span><text:span text:style-name="T32">implementación el archivo de pruebas de AnhadirVehiculoUITest, localizado en la rama develop tras la integración con el otro ticket (NoPermitirVocales); ya que hubo cambios en un método auxiliar que eran necesarios para este test, y una vez hecho el cambio</text:span><text:span text:style-name="T33"><text:s/>se completó la implementación sin ningún problema.</text:span></text:p>
      <text:p text:style-name="P34">Una vez terminada la implementación de la modificación del código por parte de los programadores, se ejecutaron las pruebas, y funcionaron a la primera correctamente.</text:p>
      <text:soft-page-break/>
      <text:h text:style-name="P35" text:outline-level="1">Pruebas de Aceptación</text:h>
      <text:p text:style-name="P36"><text:span text:style-name="T37">Durante la<text:s/></text:span><text:span text:style-name="T38">reunión con el<text:s/></text:span><text:span text:style-name="T39">Product Owner</text:span><text:span text:style-name="T40"><text:s/>se especificó un único caso en el cual se iba a probar la aplicación, al realizar posteriormente las pruebas no encontramos ningún problema, los toast (mensajes por pantalla) correspondientes se mostraron correctamente y en sus</text:span><text:span text:style-name="T41"><text:s/>respectivos lugares acordados (marca y modelo de vehículo). No se detectó ningún problema adicional referente al caso añadido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ítulo1Car" style:display-name="Título 1 Car" style:family="text" style:parent-style-name="Fuentedepárrafopredeter.">
      <style:text-properties style:font-name="Calibri Light" fo:color="#2F5496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fo:color="#2F5496" fo:font-size="13pt" style:font-size-asian="13pt" style:font-size-complex="13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LOVIO DEL RIO, DANIEL</meta:initial-creator>
    <dc:creator>victor</dc:creator>
    <meta:creation-date>2020-11-10T12:58:00Z</meta:creation-date>
    <dc:date>2020-12-01T18:23:00Z</dc:date>
    <meta:template xlink:href="Normal" xlink:type="simple"/>
    <meta:editing-cycles>8</meta:editing-cycles>
    <meta:editing-duration>PT2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9" meta:character-count="2139" meta:row-count="15" meta:non-whitespace-character-count="1824"/>
  </office:meta>
</office:document-meta>
</file>